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2a6099" draw:marker-start-width="0.24cm" draw:marker-end-width="0.24cm" draw:fill="solid" draw:fill-color="#eeeeee" draw:textarea-horizontal-align="center" draw:auto-grow-height="true" draw:auto-grow-width="true" fo:min-height="0cm" fo:min-width="0cm" fo:padding-top="0.085cm" fo:padding-bottom="0.085cm" fo:padding-left="0.21cm" fo:padding-right="0.21cm"/>
      <style:paragraph-properties style:writing-mode="lr-tb"/>
    </style:style>
    <style:style style:name="gr2" style:family="graphic" style:parent-style-name="standard">
      <style:graphic-properties draw:stroke="solid" svg:stroke-width="0.02cm" draw:marker-start-width="0.23cm" draw:marker-end-width="0.23cm" draw:fill="solid" draw:fill-color="#eeeeee" draw:textarea-horizontal-align="justify" draw:textarea-vertical-align="middle" draw:auto-grow-height="false" fo:min-height="2.58cm" fo:min-width="7.33cm" fo:padding-top="0.085cm" fo:padding-bottom="0.085cm" fo:padding-left="0.21cm" fo:padding-right="0.21cm"/>
    </style:style>
    <style:style style:name="gr3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1.09cm" fo:min-width="6.84cm" fo:padding-top="0.08cm" fo:padding-bottom="0.08cm" fo:padding-left="0.205cm" fo:padding-right="0.205cm"/>
      <style:paragraph-properties style:writing-mode="lr-tb"/>
    </style:style>
    <style:style style:name="gr4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0.44cm" fo:min-width="6.84cm" fo:padding-top="0.08cm" fo:padding-bottom="0.08cm" fo:padding-left="0.205cm" fo:padding-right="0.205cm"/>
      <style:paragraph-properties style:writing-mode="lr-tb"/>
    </style:style>
    <style:style style:name="gr5" style:family="graphic" style:parent-style-name="objectwithoutfill">
      <style:graphic-properties draw:stroke="solid" svg:stroke-width="0.02cm" draw:marker-start-width="0.23cm" draw:marker-end-width="0.23cm" draw:fill="none" fo:padding-top="0.085cm" fo:padding-bottom="0.085cm" fo:padding-left="0.21cm" fo:padding-right="0.21cm"/>
    </style:style>
    <style:style style:name="P1" style:family="paragraph">
      <style:text-properties fo:font-size="10pt"/>
    </style:style>
    <style:style style:name="P2" style:family="paragraph">
      <loext:graphic-properties draw:fill="solid" draw:fill-color="#eeeeee"/>
      <style:text-properties fo:font-size="10pt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06cm" svg:height="0.959cm" svg:x="0.147cm" svg:y="1.146cm">
          <draw:text-box>
            <text:p text:style-name="P1">Dispositivo de<text:line-break/>Entrada</text:p>
          </draw:text-box>
        </draw:frame>
        <draw:custom-shape draw:style-name="gr2" draw:text-style-name="P3" draw:layer="layout" svg:width="7.75cm" svg:height="2.75cm" svg:x="3.158cm" svg:y="0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5cm" svg:height="1.25cm" svg:x="3.408cm" svg:y="0.375cm">
          <text:p text:style-name="P4">Unidade Central de Processamento</text:p>
          <text:p text:style-name="P4"><text:span text:style-name="T1">Unidade </text:span><text:span text:style-name="T1">de </text:span><text:span text:style-name="T1">Controle</text:span></text:p>
          <text:p text:style-name="P4"><text:span text:style-name="T1">Unidade </text:span><text:span text:style-name="T1">lógica/ari</text:span><text:span text:style-name="T1">tmétic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5cm" svg:height="0.6cm" svg:x="3.408cm" svg:y="2.025cm">
          <text:p text:style-name="P4">Unidade de Memória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606cm" svg:height="0.959cm" svg:x="11.247cm" svg:y="1.147cm">
          <draw:text-box>
            <text:p text:style-name="P1">Dispositivo de<text:line-break/>Saída</text:p>
          </draw:text-box>
        </draw:frame>
        <draw:line draw:style-name="gr5" draw:text-style-name="P5" draw:layer="layout" svg:x1="2.708cm" svg:y1="1.625cm" svg:x2="3.208cm" svg:y2="1.625cm">
          <text:p/>
        </draw:line>
        <draw:line draw:style-name="gr5" draw:text-style-name="P5" draw:layer="layout" svg:x1="10.808cm" svg:y1="1.625cm" svg:x2="11.308cm" svg:y2="1.625cm">
          <text:p/>
        </draw:line>
        <draw:line draw:style-name="gr5" draw:text-style-name="P5" draw:layer="layout" svg:x1="6.958cm" svg:y1="2.075cm" svg:x2="6.958cm" svg:y2="1.5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.1cm" svg:stroke-color="#3465a4" draw:marker-start-width="0.35cm" draw:marker-start-center="false" draw:marker-end-width="0.35cm" draw:marker-end-center="false" svg:stroke-linecap="round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2T12:54:54.592777559</meta:creation-date>
    <dc:date>2023-05-12T13:18:02.280961040</dc:date>
    <meta:editing-duration>PT23M7S</meta:editing-duration>
    <meta:editing-cycles>5</meta:editing-cycles>
    <meta:generator>LibreOffice/7.3.7.2$Linux_X86_64 LibreOffice_project/30$Build-2</meta:generator>
    <meta:document-statistic meta:object-count="8"/>
  </office:meta>
</office:document-meta>
</file>